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600000006CFD789FF.png" manifest:media-type="image/png"/>
  <manifest:file-entry manifest:full-path="Pictures/100000000000019F00000006B21EBFCF.png" manifest:media-type="image/png"/>
  <manifest:file-entry manifest:full-path="Pictures/100000000000000C0000000BA10AAC1A.png" manifest:media-type="image/png"/>
  <manifest:file-entry manifest:full-path="Pictures/100000000000031A000000253878D4FB.png" manifest:media-type="image/png"/>
  <manifest:file-entry manifest:full-path="Pictures/100000000000000E0000000899484E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9.87cm" fo:margin-left="0.437cm" fo:margin-right="0.691cm" table:align="margins"/>
    </style:style>
    <style:style style:name="Table1.A" style:family="table-column">
      <style:table-column-properties style:column-width="0.069cm" style:rel-column-width="226*"/>
    </style:style>
    <style:style style:name="Table1.B" style:family="table-column">
      <style:table-column-properties style:column-width="10.552cm" style:rel-column-width="34800*"/>
    </style:style>
    <style:style style:name="Table1.C" style:family="table-column">
      <style:table-column-properties style:column-width="9.25cm" style:rel-column-width="30509*"/>
    </style:style>
    <style:style style:name="Table1.1" style:family="table-row">
      <style:table-row-properties style:min-row-height="0.499cm" fo:background-color="transparent">
        <style:background-image/>
      </style:table-row-properties>
    </style:style>
    <style:style style:name="Table1.A1" style:family="table-cell">
      <style:table-cell-properties style:vertical-align="bottom" fo:padding="0.097cm" fo:border="none"/>
    </style:style>
    <style:style style:name="Table1.B1" style:family="table-cell">
      <style:table-cell-properties style:vertical-align="" fo:padding="0.097cm" fo:border="none"/>
    </style:style>
    <style:style style:name="Table1.2" style:family="table-row">
      <style:table-row-properties style:min-row-height="1.168cm" fo:background-color="transparent">
        <style:background-image/>
      </style:table-row-properties>
    </style:style>
    <style:style style:name="Table1.B2" style:family="table-cell">
      <style:table-cell-properties fo:padding="0.097cm" fo:border="none"/>
    </style:style>
    <style:style style:name="Table2" style:family="table" style:master-page-name="">
      <style:table-properties style:width="20.999cm" style:page-number="auto" table:align="margins"/>
    </style:style>
    <style:style style:name="Table2.A" style:family="table-column">
      <style:table-column-properties style:column-width="15.834cm" style:rel-column-width="49416*"/>
    </style:style>
    <style:style style:name="Table2.B" style:family="table-column">
      <style:table-column-properties style:column-width="5.165cm" style:rel-column-width="16119*"/>
    </style:style>
    <style:style style:name="Table2.A1" style:family="table-cell">
      <style:table-cell-properties fo:background-color="transparent" fo:padding="0.097cm" fo:border="none">
        <style:background-image/>
      </style:table-cell-properties>
    </style:style>
    <style:style style:name="Table2.B1" style:family="table-cell">
      <style:table-cell-properties fo:padding="0.097cm" fo:border="none"/>
    </style:style>
    <style:style style:name="P1" style:family="paragraph" style:parent-style-name="Footer">
      <style:paragraph-properties fo:margin-left="-0.6cm" fo:margin-right="-0.6cm" fo:text-indent="1.311cm" style:auto-text-indent="false" fo:background-color="#5f849c">
        <style:background-image/>
      </style:paragraph-properties>
      <style:text-properties fo:color="#274558" style:font-name="Arial" fo:font-size="10pt" fo:font-weight="bold" style:font-size-asian="10pt" style:font-weight-asian="bold" style:font-size-complex="10pt" style:font-weight-complex="bold"/>
    </style:style>
    <style:style style:name="P2" style:family="paragraph" style:parent-style-name="Text_20_body">
      <style:text-properties fo:font-size="2pt" style:font-size-asian="1.75pt" style:font-size-complex="2pt"/>
    </style:style>
    <style:style style:name="P3" style:family="paragraph" style:parent-style-name="Text_20_body">
      <style:paragraph-properties fo:text-align="center" style:justify-single-word="false"/>
    </style:style>
    <style:style style:name="P4" style:family="paragraph" style:parent-style-name="Sub_5f_title">
      <style:paragraph-properties fo:margin-left="0.817cm" fo:margin-right="-0.004cm" fo:text-indent="0cm" style:auto-text-indent="false"/>
    </style:style>
    <style:style style:name="P5" style:family="paragraph" style:parent-style-name="Sub_5f_title">
      <style:paragraph-properties fo:margin-left="0.829cm" fo:margin-right="-0.004cm" fo:text-indent="0cm" style:auto-text-indent="false"/>
    </style:style>
    <style:style style:name="P6" style:family="paragraph" style:parent-style-name="body_5f_cv">
      <style:paragraph-properties fo:margin-left="1.596cm" fo:margin-right="0.591cm" fo:text-indent="-0.385cm" style:auto-text-indent="false">
        <style:tab-stops/>
      </style:paragraph-properties>
    </style:style>
    <style:style style:name="P7" style:family="paragraph" style:parent-style-name="body_5f_cv">
      <style:paragraph-properties fo:margin-left="1.584cm" fo:margin-right="0.591cm" fo:text-indent="-0.358cm" style:auto-text-indent="false">
        <style:tab-stops/>
      </style:paragraph-properties>
    </style:style>
    <style:style style:name="P8" style:family="paragraph" style:parent-style-name="body_5f_cv">
      <style:paragraph-properties fo:margin-left="1.61cm" fo:margin-right="0.552cm" fo:text-indent="-0.385cm" style:auto-text-indent="false">
        <style:tab-stops/>
      </style:paragraph-properties>
    </style:style>
    <style:style style:name="P9" style:family="paragraph" style:parent-style-name="txt_20_bio">
      <style:paragraph-properties fo:margin-left="-0.004cm" fo:margin-right="0.579cm" fo:text-indent="0cm" style:auto-text-indent="false"/>
    </style:style>
    <style:style style:name="P10" style:family="paragraph" style:parent-style-name="title_5f_my_5f_online_5f_resume">
      <style:paragraph-properties fo:text-align="end" style:justify-single-word="false"/>
    </style:style>
    <style:style style:name="P11" style:family="paragraph" style:parent-style-name="Sub_5f_title">
      <style:paragraph-properties fo:margin-left="0.829cm" fo:margin-right="-0.004cm" fo:text-indent="0cm" style:auto-text-indent="false"/>
    </style:style>
    <style:style style:name="P12" style:family="paragraph" style:parent-style-name="body_5f_cv">
      <style:paragraph-properties fo:margin-left="1.61cm" fo:margin-right="0.552cm" fo:text-indent="-0.385cm" style:auto-text-indent="false">
        <style:tab-stops/>
      </style:paragraph-properties>
    </style:style>
    <style:style style:name="P13" style:family="paragraph" style:parent-style-name="body_5f_cv">
      <style:paragraph-properties fo:margin-left="1.584cm" fo:margin-right="0.591cm" fo:text-indent="-0.358cm" style:auto-text-indent="false">
        <style:tab-stops/>
      </style:paragraph-properties>
    </style:style>
    <style:style style:name="T1" style:family="text">
      <style:text-properties fo:font-size="6pt" style:font-size-asian="6pt" style:font-size-complex="6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Table_20_Contents"/>
          </table:table-cell>
          <table:table-cell table:style-name="Table1.B1" table:number-columns-spanned="2" office:value-type="string">
            <text:p text:style-name="CV_5f_Header">Olivier Pitton</text:p>
            <text:p text:style-name="sub_5f_header">Développeur Java / JEE</text:p>
          </table:table-cell>
          <table:covered-table-cell/>
        </table:table-row>
        <table:table-row table:style-name="Table1.2">
          <table:covered-table-cell/>
          <table:table-cell table:style-name="Table1.B2" office:value-type="string">
            <text:p text:style-name="info_5f_user">24 ans<text:line-break/></text:p>
            <text:p text:style-name="Table_20_Contents"/>
          </table:table-cell>
          <table:table-cell table:style-name="Table1.A1" office:value-type="string">
            <text:p text:style-name="P10"/>
          </table:table-cell>
        </table:table-row>
      </table:table>
      <text:p text:style-name="Text_20_body"><draw:frame draw:style-name="fr1" draw:name="graphics1" text:anchor-type="as-char" svg:width="20.999cm" svg:height="0.935cm" draw:z-index="0"><draw:image xlink:href="Pictures/100000000000031A000000253878D4FB.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pl_5f_txt_5f_small"/>
            <text:p text:style-name="Title_5f_niv1"><draw:frame draw:style-name="fr1" draw:name="graphics8" text:anchor-type="as-char" svg:width="0.582cm" svg:height="0.159cm" draw:z-index="14"><draw:image xlink:href="Pictures/100000000000001600000006CFD789FF.png" xlink:type="simple" xlink:show="embed" xlink:actuate="onLoad"/></draw:frame><text:span text:style-name="T1"> <text:s/></text:span>Formations <draw:frame draw:style-name="fr3" draw:name="graphics9" text:anchor-type="as-char" svg:width="11.488cm" svg:height="0.159cm" draw:z-index="15"><draw:image xlink:href="Pictures/100000000000019F00000006B21EBFCF.png" xlink:type="simple" xlink:show="embed" xlink:actuate="onLoad"/></draw:frame></text:p>
            <text:p text:style-name="tpl_5f_txt_5f_small"/>
            <text:p text:style-name="title_5f_niv2">Master d'informatique - Université Pierre et Marie Curie (Paris VI) </text:p>
            <text:p text:style-name="P5">Août 2012 - Août 2014 </text:p>
            <text:p text:style-name="tpl_5f_txt_5f_small"/>
            <text:p text:style-name="P8"><draw:frame draw:style-name="fr2" draw:name="graphics10" text:anchor-type="as-char" svg:y="-0.224cm" svg:width="0.37cm" svg:height="0.212cm" draw:z-index="16"><draw:image xlink:href="Pictures/100000000000000E0000000899484E47.png" xlink:type="simple" xlink:show="embed" xlink:actuate="onLoad"/></draw:frame>Master d'informatique "Systèmes d'Applications Réparties"</text:p>
            <text:p text:style-name="tpl_5f_txt_5f_small"/>
            <text:p text:style-name="title_5f_niv2">Licence d'informatique - Université Pierre et Marie Curie (Paris VI) </text:p>
            <text:p text:style-name="P5">Août 2008 - Août 2012 </text:p>
            <text:p text:style-name="tpl_5f_txt_5f_small"/>
            <text:p text:style-name="P8"><draw:frame draw:style-name="fr2" draw:name="graphics101" text:anchor-type="as-char" svg:y="-0.224cm" svg:width="0.37cm" svg:height="0.212cm" draw:z-index="17"><draw:image xlink:href="Pictures/100000000000000E0000000899484E47.png" xlink:type="simple" xlink:show="embed" xlink:actuate="onLoad"/></draw:frame>Licence d'informatique de l'Université Pierre et Marie Curie. Reçu avec la mention très bien</text:p>
            <text:p text:style-name="tpl_5f_txt_5f_small"/>
            <text:p text:style-name="Title_5f_niv1"><draw:frame draw:style-name="fr1" draw:name="graphics5" text:anchor-type="as-char" svg:width="0.582cm" svg:height="0.159cm" draw:z-index="18"><draw:image xlink:href="Pictures/100000000000001600000006CFD789FF.png" xlink:type="simple" xlink:show="embed" xlink:actuate="onLoad"/></draw:frame><text:span text:style-name="T1"> <text:s/></text:span>Compétences <draw:frame draw:style-name="fr1" draw:name="graphics6" text:anchor-type="as-char" svg:width="10.98cm" svg:height="0.159cm" draw:z-index="19"><draw:image xlink:href="Pictures/100000000000019F00000006B21EBFCF.png" xlink:type="simple" xlink:show="embed" xlink:actuate="onLoad"/></draw:frame></text:p>
            <text:p text:style-name="tpl_5f_txt_5f_small"/>
            <text:p text:style-name="title_5f_niv2">Développement Java </text:p>
            <text:p text:style-name="tpl_5f_txt_5f_small"/>
            <text:p text:style-name="P7"><draw:frame draw:style-name="fr2" draw:name="graphics7" text:anchor-type="as-char" svg:y="-0.224cm" svg:width="0.37cm" svg:height="0.212cm" draw:z-index="20"><draw:image xlink:href="Pictures/100000000000000E0000000899484E47.png" xlink:type="simple" xlink:show="embed" xlink:actuate="onLoad"/></draw:frame>Java 6 et 7 </text:p>
            <text:p text:style-name="P7"><draw:frame draw:style-name="fr2" draw:name="graphics71" text:anchor-type="as-char" svg:y="-0.224cm" svg:width="0.37cm" svg:height="0.212cm" draw:z-index="21"><draw:image xlink:href="Pictures/100000000000000E0000000899484E47.png" xlink:type="simple" xlink:show="embed" xlink:actuate="onLoad"/></draw:frame>JSP / Servlets, GWT, GXT </text:p>
            <text:p text:style-name="P7"><draw:frame draw:style-name="fr2" draw:name="graphics72" text:anchor-type="as-char" svg:y="-0.224cm" svg:width="0.37cm" svg:height="0.212cm" draw:z-index="22"><draw:image xlink:href="Pictures/100000000000000E0000000899484E47.png" xlink:type="simple" xlink:show="embed" xlink:actuate="onLoad"/></draw:frame>JPA, JDBC, Hibernate </text:p>
            <text:p text:style-name="P7"><draw:frame draw:style-name="fr2" draw:name="graphics73" text:anchor-type="as-char" svg:y="-0.224cm" svg:width="0.37cm" svg:height="0.212cm" draw:z-index="23"><draw:image xlink:href="Pictures/100000000000000E0000000899484E47.png" xlink:type="simple" xlink:show="embed" xlink:actuate="onLoad"/></draw:frame>EJB, RMI, CORBA, JAX-RS, OSGi </text:p>
            <text:p text:style-name="P7"><draw:frame draw:style-name="fr2" draw:name="graphics74" text:anchor-type="as-char" svg:y="-0.224cm" svg:width="0.37cm" svg:height="0.212cm" draw:z-index="24"><draw:image xlink:href="Pictures/100000000000000E0000000899484E47.png" xlink:type="simple" xlink:show="embed" xlink:actuate="onLoad"/></draw:frame>Apache Maven, Apache Ant, Apache Lucène</text:p>
            <text:p text:style-name="tpl_5f_txt_5f_small"/>
            <text:p text:style-name="title_5f_niv2">Outils et serveurs </text:p>
            <text:p text:style-name="tpl_5f_txt_5f_small"/>
            <text:p text:style-name="P7"><draw:frame draw:style-name="fr2" draw:name="graphics75" text:anchor-type="as-char" svg:y="-0.224cm" svg:width="0.37cm" svg:height="0.212cm" draw:z-index="25"><draw:image xlink:href="Pictures/100000000000000E0000000899484E47.png" xlink:type="simple" xlink:show="embed" xlink:actuate="onLoad"/></draw:frame>IDE : Eclipse, NetBeans, CodeBlocks, vim, Kate </text:p>
            <text:p text:style-name="P7"><draw:frame draw:style-name="fr2" draw:name="graphics76" text:anchor-type="as-char" svg:y="-0.224cm" svg:width="0.37cm" svg:height="0.212cm" draw:z-index="26"><draw:image xlink:href="Pictures/100000000000000E0000000899484E47.png" xlink:type="simple" xlink:show="embed" xlink:actuate="onLoad"/></draw:frame>Serveur : JBoss AS 7, Glassfish v3, Apache Tomcat 7, Jetty, Caucho Resin </text:p>
            <text:p text:style-name="P7"><draw:frame draw:style-name="fr2" draw:name="graphics77" text:anchor-type="as-char" svg:y="-0.224cm" svg:width="0.37cm" svg:height="0.212cm" draw:z-index="27"><draw:image xlink:href="Pictures/100000000000000E0000000899484E47.png" xlink:type="simple" xlink:show="embed" xlink:actuate="onLoad"/></draw:frame>Cloud : Cloudbees, Heroku, Google App Engine </text:p>
            <text:p text:style-name="P7"><draw:frame draw:style-name="fr2" draw:name="graphics78" text:anchor-type="as-char" svg:y="-0.224cm" svg:width="0.37cm" svg:height="0.212cm" draw:z-index="28"><draw:image xlink:href="Pictures/100000000000000E0000000899484E47.png" xlink:type="simple" xlink:show="embed" xlink:actuate="onLoad"/></draw:frame>Intégration continue : Jenkins </text:p>
            <text:p text:style-name="P7"><draw:frame draw:style-name="fr2" draw:name="graphics79" text:anchor-type="as-char" svg:y="-0.224cm" svg:width="0.37cm" svg:height="0.212cm" draw:z-index="29"><draw:image xlink:href="Pictures/100000000000000E0000000899484E47.png" xlink:type="simple" xlink:show="embed" xlink:actuate="onLoad"/></draw:frame>VCS : SVN, Git, Mercurial </text:p>
            <text:p text:style-name="P7"><draw:frame draw:style-name="fr2" draw:name="graphics710" text:anchor-type="as-char" svg:y="-0.224cm" svg:width="0.37cm" svg:height="0.212cm" draw:z-index="30"><draw:image xlink:href="Pictures/100000000000000E0000000899484E47.png" xlink:type="simple" xlink:show="embed" xlink:actuate="onLoad"/></draw:frame>Qualité : Sonar, PMD, Checkstyle, FindBugs</text:p>
            <text:p text:style-name="tpl_5f_txt_5f_small"/>
            <text:p text:style-name="title_5f_niv2">Bases de données </text:p>
            <text:p text:style-name="tpl_5f_txt_5f_small"/>
            <text:p text:style-name="P7"><draw:frame draw:style-name="fr2" draw:name="graphics711" text:anchor-type="as-char" svg:y="-0.224cm" svg:width="0.37cm" svg:height="0.212cm" draw:z-index="31"><draw:image xlink:href="Pictures/100000000000000E0000000899484E47.png" xlink:type="simple" xlink:show="embed" xlink:actuate="onLoad"/></draw:frame>MySQL, PostgreSQL, Oracle Database 11g, HSQLDB, H2 </text:p>
            <text:p text:style-name="P7"><draw:frame draw:style-name="fr2" draw:name="graphics712" text:anchor-type="as-char" svg:y="-0.224cm" svg:width="0.37cm" svg:height="0.212cm" draw:z-index="32"><draw:image xlink:href="Pictures/100000000000000E0000000899484E47.png" xlink:type="simple" xlink:show="embed" xlink:actuate="onLoad"/></draw:frame>MongoDB, Neo4J</text:p>
            <text:p text:style-name="tpl_5f_txt_5f_small"/>
            <text:p text:style-name="title_5f_niv2">Web </text:p>
            <text:p text:style-name="tpl_5f_txt_5f_small"/>
            <text:p text:style-name="P7"><draw:frame draw:style-name="fr2" draw:name="graphics713" text:anchor-type="as-char" svg:y="-0.224cm" svg:width="0.37cm" svg:height="0.212cm" draw:z-index="33"><draw:image xlink:href="Pictures/100000000000000E0000000899484E47.png" xlink:type="simple" xlink:show="embed" xlink:actuate="onLoad"/></draw:frame>HTML 4 et 5 </text:p>
            <text:p text:style-name="P7"><draw:frame draw:style-name="fr2" draw:name="graphics714" text:anchor-type="as-char" svg:y="-0.224cm" svg:width="0.37cm" svg:height="0.212cm" draw:z-index="34"><draw:image xlink:href="Pictures/100000000000000E0000000899484E47.png" xlink:type="simple" xlink:show="embed" xlink:actuate="onLoad"/></draw:frame>CSS3 </text:p>
            <text:p text:style-name="P7"><draw:frame draw:style-name="fr2" draw:name="graphics715" text:anchor-type="as-char" svg:y="-0.224cm" svg:width="0.37cm" svg:height="0.212cm" draw:z-index="35"><draw:image xlink:href="Pictures/100000000000000E0000000899484E47.png" xlink:type="simple" xlink:show="embed" xlink:actuate="onLoad"/></draw:frame>JavaScript, jQuery, AJAX, Backbone</text:p>
            <text:p text:style-name="tpl_5f_txt_5f_small"/>
            <text:p text:style-name="Title_5f_niv1"><text:s/><draw:frame draw:style-name="fr1" draw:name="graphics2" text:anchor-type="as-char" svg:width="0.582cm" svg:height="0.159cm" draw:z-index="1"><draw:image xlink:href="Pictures/100000000000001600000006CFD789FF.png" xlink:type="simple" xlink:show="embed" xlink:actuate="onLoad"/></draw:frame><text:span text:style-name="T1"> <text:s/></text:span>Expériences <draw:frame draw:style-name="fr1" draw:name="graphics3" text:anchor-type="as-char" svg:width="10.98cm" svg:height="0.159cm" draw:z-index="2"><draw:image xlink:href="Pictures/100000000000019F00000006B21EBFCF.png" xlink:type="simple" xlink:show="embed" xlink:actuate="onLoad"/></draw:frame></text:p>
            <text:p text:style-name="tpl_5f_txt_5f_small"/>
            <text:p text:style-name="title_5f_niv2">Développeur Java / JEE</text:p>
            <text:p text:style-name="P4">JUMP Informatique - Paris, France - Contrat d'apprentissage - Avril 2011, Août 2012</text:p>
            <text:p text:style-name="tpl_5f_txt_5f_small"/>
            <text:p text:style-name="P6"><draw:frame draw:style-name="fr2" draw:name="graphics4" text:anchor-type="as-char" svg:y="-0.224cm" svg:width="0.37cm" svg:height="0.212cm" draw:z-index="3"><draw:image xlink:href="Pictures/100000000000000E0000000899484E47.png" xlink:type="simple" xlink:show="embed" xlink:actuate="onLoad"/></draw:frame>Développement en Java 6.</text:p>
            <text:p text:style-name="P6"><draw:frame draw:style-name="fr2" draw:name="graphics41" text:anchor-type="as-char" svg:y="-0.224cm" svg:width="0.37cm" svg:height="0.212cm" draw:z-index="4"><draw:image xlink:href="Pictures/100000000000000E0000000899484E47.png" xlink:type="simple" xlink:show="embed" xlink:actuate="onLoad"/></draw:frame>Introduction à la finance de marché, principalement la compliance.</text:p>
            <text:p text:style-name="P6"><draw:frame draw:style-name="fr2" draw:name="graphics42" text:anchor-type="as-char" svg:y="-0.224cm" svg:width="0.37cm" svg:height="0.212cm" draw:z-index="5"><draw:image xlink:href="Pictures/100000000000000E0000000899484E47.png" xlink:type="simple" xlink:show="embed" xlink:actuate="onLoad"/></draw:frame>Amélioration de la couche de persistence (JDBC - MySQL).</text:p>
            <text:p text:style-name="P6"><draw:frame draw:style-name="fr2" draw:name="graphics43" text:anchor-type="as-char" svg:y="-0.224cm" svg:width="0.37cm" svg:height="0.212cm" draw:z-index="6"><draw:image xlink:href="Pictures/100000000000000E0000000899484E47.png" xlink:type="simple" xlink:show="embed" xlink:actuate="onLoad"/></draw:frame>Forte contribution à divers fonctionnalités clés : audit des données, moteur JavaScript (Rhino), agrégation de données.</text:p>
            <text:p text:style-name="P6"><draw:frame draw:style-name="fr2" draw:name="graphics44" text:anchor-type="as-char" svg:y="-0.224cm" svg:width="0.37cm" svg:height="0.212cm" draw:z-index="7"><draw:image xlink:href="Pictures/100000000000000E0000000899484E47.png" xlink:type="simple" xlink:show="embed" xlink:actuate="onLoad"/></draw:frame>Réalisation d'un serveur de licences (EclipseLink / Netty / GWT / GXT).</text:p>
            <text:p text:style-name="tpl_5f_txt_5f_small"/>
            <text:p text:style-name="title_5f_niv2">Webmestre</text:p>
            <text:p text:style-name="P4">Ministère de la Défense - IRSEM - Paris, France - CDD - Février 2010, Août 2010</text:p>
            <text:p text:style-name="tpl_5f_txt_5f_small"/>
            <text:p text:style-name="P6"><draw:frame draw:style-name="fr2" draw:name="graphics45" text:anchor-type="as-char" svg:y="-0.224cm" svg:width="0.37cm" svg:height="0.212cm" draw:z-index="8"><draw:image xlink:href="Pictures/100000000000000E0000000899484E47.png" xlink:type="simple" xlink:show="embed" xlink:actuate="onLoad"/></draw:frame>Gestion du site internet de l'institut</text:p>
            <text:p text:style-name="P6"><draw:frame draw:style-name="fr2" draw:name="graphics46" text:anchor-type="as-char" svg:y="-0.224cm" svg:width="0.37cm" svg:height="0.212cm" draw:z-index="9"><draw:image xlink:href="Pictures/100000000000000E0000000899484E47.png" xlink:type="simple" xlink:show="embed" xlink:actuate="onLoad"/></draw:frame>Réalisation de divers scripts PHP pour l'amélioration du site internet</text:p>
            <text:p text:style-name="P6"><draw:frame draw:style-name="fr2" draw:name="graphics47" text:anchor-type="as-char" svg:y="-0.224cm" svg:width="0.37cm" svg:height="0.212cm" draw:z-index="10"><draw:image xlink:href="Pictures/100000000000000E0000000899484E47.png" xlink:type="simple" xlink:show="embed" xlink:actuate="onLoad"/></draw:frame>Elargissement de la base de données de connaissances</text:p>
            <text:p text:style-name="P6"><draw:frame draw:style-name="fr2" draw:name="graphics48" text:anchor-type="as-char" svg:y="-0.224cm" svg:width="0.37cm" svg:height="0.212cm" draw:z-index="11"><draw:image xlink:href="Pictures/100000000000000E0000000899484E47.png" xlink:type="simple" xlink:show="embed" xlink:actuate="onLoad"/></draw:frame>Contribution à la mise à jour de la Lettre Electronique d'Information de l'IRSEM</text:p>
            <text:p text:style-name="P6"><draw:frame draw:style-name="fr2" draw:name="graphics49" text:anchor-type="as-char" svg:y="-0.224cm" svg:width="0.37cm" svg:height="0.212cm" draw:z-index="12"><draw:image xlink:href="Pictures/100000000000000E0000000899484E47.png" xlink:type="simple" xlink:show="embed" xlink:actuate="onLoad"/></draw:frame>Participation à l'organisation de colloques internationaux (Sénat, ...)</text:p>
            <text:p text:style-name="tpl_5f_txt_5f_small"/>
          </table:table-cell>
          <table:table-cell table:style-name="Table2.B1" office:value-type="string">
            <text:p text:style-name="Title_5f_right_5f_side">Me contacter</text:p>
            <text:p text:style-name="txt_5f_contact"><draw:frame draw:style-name="fr1" draw:name="mail" text:anchor-type="as-char" svg:width="0.318cm" svg:height="0.291cm" draw:z-index="13"><draw:image xlink:href="Pictures/100000000000000C0000000BA10AAC1A.png" xlink:type="simple" xlink:show="embed" xlink:actuate="onLoad"/></draw:frame> <text:s/><text:span text:style-name="T2">Email<text:line-break/></text:span>olivier.pitton@gmail.com</text:p>
            <text:p text:style-name="txt_5f_contact"/>
            <text:p text:style-name="Title_5f_right_5f_side">Présentation</text:p>
            <text:p text:style-name="P9">Etudiant en Master SAR à l'UPMC, j'aime principalement étudier les systèmes répartis, l'algorithmique répartie et les systèmes d'exploitation. Inconditionnel de la plateforme Java, je consacre plusieurs heures par semaine sur divers projets personnels, accessibles sur mon github.</text:p>
            <text:p text:style-name="tpl_5f_txt_5f_small"/>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fo:color="#5f849c"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101cm" fo:text-indent="0cm" style:auto-text-indent="false" fo:background-color="transparent" style:shadow="none">
        <style:background-image/>
      </style:paragraph-properties>
      <style:text-properties fo:color="#4a4a4a" style:font-name="Arial1" fo:font-size="8.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ext-properties fo:color="#4a4a4a" style:font-name="Arial1" fo:font-size="8.5pt" style:font-size-asian="10.5pt"/>
    </style:style>
    <style:style style:name="text_5f_header" style:display-name="text_header" style:family="paragraph" style:parent-style-name="Text">
      <style:text-properties style:font-name="Arial2" style:font-weight-asian="normal" style:font-weight-complex="normal"/>
    </style:style>
    <style:style style:name="Text" style:family="paragraph" style:parent-style-name="Caption" style:class="extra">
      <style:text-properties style:font-weight-asian="normal" style:font-weight-complex="normal"/>
    </style:style>
    <style:style style:name="Sub_20_title_20_header" style:display-name="Sub title header" style:family="paragraph" style:parent-style-name="Text"/>
    <style:style style:name="Heading_20_1" style:display-name="Heading 1" style:family="paragraph" style:parent-style-name="Heading" style:next-style-name="Text_20_body" style:default-outline-level="1" style:class="text" style:master-page-name="">
      <style:paragraph-properties fo:margin="100%" fo:margin-left="0cm" fo:margin-right="0cm" fo:text-indent="0cm" style:auto-text-indent="false" style:page-number="auto">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_5f_right_5f_side" style:display-name="Title_right_side" style:family="paragraph" style:parent-style-name="Table_20_Contents">
      <style:paragraph-properties fo:margin-top="0.25cm" fo:margin-bottom="0cm"/>
      <style:text-properties fo:color="#4c4c4c" fo:font-size="12.5pt" fo:font-weight="bold" style:font-size-asian="10.5pt"/>
    </style:style>
    <style:style style:name="Index_20_1" style:display-name="Index 1" style:family="paragraph" style:parent-style-name="Index" style:class="index">
      <style:paragraph-properties fo:margin="100%" fo:margin-left="0cm" fo:margin-right="0cm" fo:text-indent="0cm" style:auto-text-indent="false"/>
    </style:style>
    <style:style style:name="Title_5f_niv1" style:display-name="Title_niv1" style:family="paragraph" style:next-style-name="Marginalia" style:master-page-name="">
      <style:paragraph-properties fo:margin="100%" fo:margin-left="0.4cm" fo:margin-right="0cm" fo:text-align="start" style:justify-single-word="false" fo:text-indent="0cm" style:auto-text-indent="false" style:page-number="auto"/>
      <style:text-properties fo:color="#4c4c4c" style:font-name="Arial3" fo:font-size="12.5pt" fo:font-weight="bold" style:font-size-asian="10.5pt"/>
    </style:style>
    <style:style style:name="Marginalia" style:family="paragraph" style:parent-style-name="Text_20_body" style:class="text">
      <style:paragraph-properties fo:margin="100%" fo:margin-left="4.001cm" fo:margin-right="0cm" fo:text-indent="0cm" style:auto-text-indent="false"/>
    </style:style>
    <style:style style:name="Title_5f_niv2_5f_right" style:display-name="Title_niv2_right" style:family="paragraph" style:parent-style-name="Title_5f_niv1" style:master-page-name="">
      <style:paragraph-properties fo:margin-top="0.101cm" fo:margin-bottom="0cm" fo:text-align="start" style:justify-single-word="false" style:page-number="auto"/>
      <style:text-properties fo:color="#4a4a4a" fo:font-size="9pt" style:font-size-asian="10.5pt"/>
    </style:style>
    <style:style style:name="info_5f_user" style:display-name="info_user" style:family="paragraph" style:parent-style-name="Table_20_Contents">
      <style:text-properties fo:color="#4c4c4c" fo:font-size="8.5pt" style:font-size-asian="10.5pt"/>
    </style:style>
    <style:style style:name="url_5f_CV" style:display-name="url_CV" style:family="paragraph" style:parent-style-name="text_5f_header" style:master-page-name="">
      <style:paragraph-properties fo:margin-top="0.109cm" fo:margin-bottom="0cm" fo:line-height="100%" style:page-number="auto"/>
      <style:text-properties fo:color="#5f849c" style:font-name="Arial1" fo:font-size="10.5pt" fo:font-style="normal" style:font-weight-asian="normal" style:font-weight-complex="normal"/>
    </style:style>
    <style:style style:name="Sub_5f_title" style:display-name="Sub_title" style:family="paragraph" style:parent-style-name="Text_20_body" style:master-page-name="">
      <style:paragraph-properties fo:margin-top="0cm" fo:margin-bottom="0cm" style:page-number="auto"/>
      <style:text-properties fo:color="#808080" fo:font-size="7.5pt" fo:font-style="italic" style:font-size-asian="10.5pt"/>
    </style:style>
    <style:style style:name="tpl_5f_txt_5f_small" style:display-name="tpl_txt_small" style:family="paragraph" style:parent-style-name="Text_20_body">
      <style:text-properties fo:font-size="2pt" style:font-size-asian="10.5pt"/>
    </style:style>
    <style:style style:name="sub_5f_header" style:display-name="sub_header" style:family="paragraph" style:parent-style-name="Text_20_body" style:master-page-name="">
      <style:paragraph-properties fo:margin-top="0cm" fo:margin-bottom="0cm" style:page-number="auto"/>
      <style:text-properties fo:color="#5f849c" fo:font-size="12pt" style:font-size-asian="10.5pt"/>
    </style:style>
    <style:style style:name="title_5f_my_5f_online_5f_resume" style:display-name="title_my_online_resume" style:family="paragraph" style:master-page-name="">
      <style:paragraph-properties style:page-number="auto"/>
      <style:text-properties fo:color="#dadada" style:font-name="Arial1" fo:font-weight="bold" style:font-size-asian="10.5pt"/>
    </style:style>
    <style:style style:name="CV_5f_Header" style:display-name="CV_Header" style:family="paragraph" style:next-style-name="sub_5f_header" style:master-page-name="">
      <style:paragraph-properties fo:line-height="0.559cm" style:page-number="auto"/>
      <style:text-properties fo:color="#5f849c" style:font-name="Arial3" fo:font-size="17pt" fo:font-weight="bold" style:font-size-asian="10.5pt"/>
    </style:style>
    <style:style style:name="title_5f_niv2" style:display-name="title_niv2" style:family="paragraph">
      <style:paragraph-properties fo:margin="100%" fo:margin-left="0.801cm" fo:margin-right="0cm" fo:margin-top="0.049cm" fo:margin-bottom="0cm" fo:text-indent="0cm" style:auto-text-indent="false"/>
      <style:text-properties fo:color="#5f849c" style:font-name="Arial1" fo:font-size="11.3000001907349pt" fo:font-weight="bold" style:font-size-asian="10.5pt"/>
    </style:style>
    <style:style style:name="Footer" style:family="paragraph" style:parent-style-name="Standard" style:class="extra">
      <style:paragraph-properties text:number-lines="false" text:line-number="0">
        <style:tab-stops>
          <style:tab-stop style:position="10.499cm" style:type="center"/>
          <style:tab-stop style:position="20.999cm" style:type="right"/>
        </style:tab-stops>
      </style:paragraph-properties>
      <style:text-properties style:font-size-asian="10.5pt"/>
    </style:style>
    <style:style style:name="body_5f_cv" style:display-name="body_cv" style:family="paragraph" style:parent-style-name="Text_20_body">
      <style:paragraph-properties fo:margin="100%" fo:margin-left="1.3cm" fo:margin-right="0cm" fo:margin-top="0cm" fo:margin-bottom="0.101cm" fo:text-align="start" style:justify-single-word="false" fo:text-indent="0cm" style:auto-text-indent="false"/>
      <style:text-properties fo:font-size="8.5pt" style:font-size-asian="10.5pt"/>
    </style:style>
    <style:style style:name="txt_20_bio" style:display-name="txt bio" style:family="paragraph" style:parent-style-name="Table_20_Contents">
      <style:paragraph-properties fo:margin-top="0.15cm" fo:margin-bottom="0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act_5f_me_5f_title" style:display-name="contact_me_title" style:family="paragraph">
      <style:paragraph-properties fo:text-align="center" style:justify-single-word="false"/>
      <style:text-properties fo:color="#4a4a4a" style:font-name="Arial1" fo:font-size="9pt" style:font-size-asian="10.5pt"/>
    </style:style>
    <style:style style:name="txt_5f_contact" style:display-name="txt_contact" style:family="paragraph" style:parent-style-name="txt_20_bio">
      <style:paragraph-properties fo:margin-top="0.25cm" fo:margin-bottom="0cm"/>
    </style:style>
    <style:style style:name="annotation" style:family="paragraph" style:parent-style-name="Table_20_Contents">
      <style:paragraph-properties fo:margin="100%" fo:margin-left="1cm" fo:margin-right="0cm" fo:text-indent="1cm" style:auto-text-indent="false" fo:background-color="transparent" fo:padding="0cm" fo:border="none" style:shadow="none">
        <style:background-image/>
      </style:paragraph-properties>
    </style:style>
    <style:style style:name="Example" style:family="text">
      <style:text-properties style:font-name="DejaVu Sans Mono" style:font-name-asian="DejaVu Sans Mono" style:font-name-complex="DejaVu Sans Mono"/>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6cm" fo:margin-right="-0.6cm" fo:text-indent="1.311cm" style:auto-text-indent="false" fo:background-color="#5f849c">
        <style:background-image/>
      </style:paragraph-properties>
      <style:text-properties fo:color="#274558" style:font-name="Arial" fo:font-size="10pt" fo:font-weight="bold" style:font-size-asian="10pt" style:font-weight-asian="bold" style:font-size-complex="10pt" style:font-weight-complex="bold"/>
    </style:style>
    <style:page-layout style:name="Mpm1">
      <style:page-layout-properties fo:page-width="20.999cm" fo:page-height="29.699cm" style:num-format="1" style:print-orientation="portrait" fo:margin-top="0.45cm" fo:margin-bottom="0.289cm" fo:margin-left="0cm" fo:margin-right="0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1.111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2T16:49:07</meta:creation-date>
    <meta:editing-duration>P0D</meta:editing-duration>
    <meta:editing-cycles>2</meta:editing-cycles>
    <meta:generator>LibreOffice/3.5$Linux_X86_64 LibreOffice_project/350m1$Build-2</meta:generator>
    <dc:date>2012-12-12T16:51:06</dc:date>
    <meta:document-statistic meta:table-count="2" meta:image-count="36" meta:object-count="0" meta:page-count="1" meta:paragraph-count="51" meta:word-count="323" meta:character-count="2193" meta:non-whitespace-character-count="1851"/>
  </office:meta>
</office:document-meta>
</file>